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Times New Roman1" fo:font-size="11pt" fo:language="de" fo:country="DE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1pt" fo:language="it" fo:country="I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1pt" fo:language="es" fo:country="ES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1pt" fo:language="pl" fo:country="PL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1pt" fo:language="nl" fo:country="NL" style:font-size-asian="11pt" style:font-size-complex="11pt"/>
    </style:style>
    <style:style style:name="P7" style:family="paragraph" style:parent-style-name="Standard">
      <style:paragraph-properties fo:text-align="center" style:justify-single-word="false" fo:padding="0.049cm" fo:border-left="none" fo:border-right="none" fo:border-top="none" fo:border-bottom="0.002cm solid #000000" style:shadow="none"/>
      <style:text-properties style:font-name="Times New Roman1" fo:font-size="11pt" style:font-size-asian="11pt" style:font-size-complex="11pt"/>
    </style:style>
    <style:style style:name="T1" style:family="text">
      <style:text-properties fo:language="nl" fo:country="N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result_box1"/><text:span text:style-name="T1">Situationeel Preventie Tips</text:span> </text:p>
      <text:p text:style-name="P1"/>
      <text:p text:style-name="P6"><text:bookmark text:name="result_box"/>1-Algemeen<text:line-break/><text:line-break/>- Rijd niet met de waarden van het bedrijfsleven;<text:line-break/>- Houd uw waardevolle spullen in een kleine tas die je absoluut overal zal volgen;<text:line-break/>- Houd uw paspoort, creditcard en geld in een snaarafdekking notities rond je middel;<text:line-break/>- Gebruik uw online bank voor wat zakgeld in contanten;<text:line-break/>- Houd fotokopieën van uw paspoort en uw tickets zal ook op uw mailbox of beter, een digitale kluis;<text:line-break/><text:line-break/>2-In het vervoer (trein, metro, bus ...)<text:line-break/><text:line-break/>- Laat uw bagage niet onbeheerd achter<text:line-break/>- Laat niets waardevol achter in uw belangrijkste bagage<text:line-break/>- Koop nooit kaartjes voor scalpers wie zal ze meer te betalen (tot 10 keer hun prijs). Gebruik geldautomaten en ticketautomaten in stations en metrostations.<text:line-break/><text:line-break/>3-A Hotel<text:line-break/><text:line-break/>- Gebruik de kluis in uw kamer of de receptie om uw geld, uw sieraden, uw paspoort of uw identiteitskaart te plaatsen<text:line-break/><text:line-break/>4-in openbare plaatsen (restaurants, cafés, ...)<text:line-break/><text:line-break/>- In plaats van een rugzak, of liever een fanny pack een kleine tas over de schouder gedragen;<text:line-break/>- Neem het beetje geld met u;<text:line-break/>- Plaats uw portemonnee in de achterzak van uw kleding;<text:line-break/>- Als een aanvaller probeert om je tas rukken, niet weerstaan, je zou kunnen worden gewond;<text:line-break/>- Wees voorzichtig met mensen die proberen om je aandacht aan uw persoonlijke bezittingen, waaronder het café terras tijdens cashback distributeur of bij het ondertekenen van petities stelen af ​​te leiden. - - Niet hanteren publieke bundels van geld en niet uw geld niet veranderen in ruil kantoren en niet met vreemden op straat;<text:line-break/>- Bij de ATM, verberg het toetsenbord voor het kiezen van uw code, laat je niet afleiden door mensen die u misschien een slachtoffer van diefstal;<text:line-break/>- Betalen voor uw aankopen met kleine rekeningen, credit card of cheques (natuurlijk als ze worden geklaard in Frankrijk);<text:line-break/>- Niet ostentatief dragen van sieraden te waardevol;<text:line-break/>- Niet uw betaalmiddelen te verlaten in kleedkamers of in je jas op een stoel (bij restaurant of café's bijvoorbeeld), zou een zakkenroller achter je zitten en stelen van uw bezittingen;<text:line-break/>- Zet nooit je tas aan uw voeten;<text:line-break/>- Laat uw mobiele telefoon of uw portemonnee op de salontafel of restaurant niet verlaten;<text:line-break/>- Gebruik uw telefoon niet in een buiten zak van uw tas of kleding, doe het niet lenen aan een vreemde.<text:line-break/><text:line-break/>5-Parking een auto op een parkeerplaats<text:line-break/><text:line-break/>- Lock deuren en romp en zorg ervoor dat de ramen van uw voertuig te sluiten;<text:line-break/>- Laat geen waardevolle spullen in het bewijs (mobiele telefoon, camera, kleding, tas, etc.) te verlaten.<text:line-break/><text:line-break/>6-Je bent een slachtoffer van diefstal<text:line-break/><text:line-break/>-Neem Contact op met uw ambassade (presteren lijst en adressen van ambassades en consulaten met geolocatie)<text:line-break/>-Een Klacht in bij de politie of het dichtstbijzijnde politiebureau (de integratie van de lijst van de politiebureaus en gendarmerie brigades met geolocatie).</text:p>
      <text:p text:style-name="P5"/>
      <text:p text:style-name="P4"/>
      <text:p text:style-name="P3"/>
      <text:p text:style-name="P2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0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="Arial" fo:font-size="10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0pt" style:font-size-asian="12pt" style:font-name-complex="Lohit Hindi1"/>
    </style:style>
    <style:style style:name="Heading_20_2" style:display-name="Heading 2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3T14:14:27.717046777</meta:creation-date>
    <dc:date>2016-04-26T00:48:21.97</dc:date>
    <meta:editing-duration>PT48M15S</meta:editing-duration>
    <meta:editing-cycles>12</meta:editing-cycles>
    <meta:generator>OpenOffice/4.0.1$Win32 OpenOffice.org_project/401m5$Build-9714</meta:generator>
    <meta:document-statistic meta:table-count="0" meta:image-count="0" meta:object-count="0" meta:page-count="2" meta:paragraph-count="2" meta:word-count="465" meta:character-count="2772"/>
  </office:meta>
</office:document-meta>
</file>